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20" officeooo:paragraph-rsid="00164120"/>
    </style:style>
    <style:style style:name="T1" style:family="text">
      <style:text-properties officeooo:rsid="001acc83"/>
    </style:style>
    <style:style style:name="T2" style:family="text">
      <style:text-properties officeooo:rsid="0029f9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sasss</text:span>s<text:span text:style-name="T1">ssssssssssssssssssssss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40.250191642</meta:creation-date>
    <dc:date>2018-03-22T17:30:27.439082781</dc:date>
    <meta:editing-duration>PT9H46M51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7" meta:non-whitespace-character-count="47"/>
  </office:meta>
</office:document-meta>
</file>